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64074" officeooo:paragraph-rsid="00064074"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06579d" officeooo:paragraph-rsid="0006579d"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1pt" fo:font-weight="bold" officeooo:rsid="00064074" officeooo:paragraph-rsid="00064074"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2pt" fo:font-weight="normal" officeooo:rsid="00064074" officeooo:paragraph-rsid="0006407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6579d" officeooo:paragraph-rsid="0006579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6579d" officeooo:paragraph-rsid="0006579d"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1pt" fo:font-weight="bold" officeooo:rsid="00064074" officeooo:paragraph-rsid="00064074" style:font-size-asian="9.60000038146973pt" style:font-weight-asian="bold" style:font-size-complex="11pt" style:font-weight-complex="bold"/>
    </style:style>
    <style:style style:name="T1" style:family="text">
      <style:text-properties officeooo:rsid="0006579d"/>
    </style:style>
    <style:style style:name="T2" style:family="text">
      <style:text-properties officeooo:rsid="000698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eño de funciones red</text:p>
      <text:p text:style-name="P3"/>
      <text:p text:style-name="P3"/>
      <text:p text:style-name="P4">Nuestro juego no se va a caracterizar por una gran jugabilidad en red o un sistema sofisticado en red. Simplemente, va a ser un sistema de clasificaciones y otro de logros el que vamos a implementar en nuestro juego, con los que te podrás comparar con otros jugadores de cualquier parte del mundo.</text:p>
      <text:p text:style-name="P4"/>
      <text:p text:style-name="P4">Por una parte, tendremos el sistema de clasificaciones, el cual será bastante simple, ya que registrará el tiempo en el que te pasas el nivel y, si estás conectado a la red, lo mandará al servidor y se guardará. Al final del nivel, saldrá un pequeño menú con los mejores tiempos hasta el momento. No se necesitará registrarse para ello, si no has indicado ningún nombre de jugador, subirán tus resultados como Anónimo+ID.</text:p>
      <text:p text:style-name="P4"/>
      <text:p text:style-name="P4">En cuanto a la parte de logros, en el juego habrá una serie de logros que podremos compartir con todo el mundo que desee. Habrá un menú donde encontraremos los últimos logros conseguidos, para ver qué logros se pueden conseguir, ya que no todos los logros serán de fácil adquisición.</text:p>
      <text:p text:style-name="P4"/>
      <text:p text:style-name="P4">Principalmente, los logros de nuestro juego serán los siguientes:</text:p>
      <text:p text:style-name="P4"/>
      <text:p text:style-name="P4">- Chatarrero profesional: pasarte todos los niveles matando a todos los guardias y médicos que haya en el mapa.</text:p>
      <text:p text:style-name="P6">- Perfectamente engrasado: pasarte todos los niveles sin haber puesto en modo de combate a ningún enemigo.</text:p>
      <text:p text:style-name="P4">- Pies de <text:span text:style-name="T1">plomo: haber sido pillado y neutralizado un buen número de veces te hará ser un verdadero Pies de plomo.</text:span></text:p>
      <text:p text:style-name="P6">- SpeedRunner: pasarte todos los niveles por debajo de un tiempo determinado para cada nivel.</text:p>
      <text:p text:style-name="P6"/>
      <text:p text:style-name="P6">Todos estos logros tendrán distintos niveles, por ejemplo, el de chatarrero, tendrá desde chatarrero novato (pasarse un solo nivel matándolo todo), chatarrero (pasarse la mitad de los niveles) o el codiciado chatarrero profesional (todos los niveles).</text:p>
      <text:p text:style-name="P6"/>
      <text:p text:style-name="P6">Además de estos logros, posiblemente se vayan añadiendo más logros a lo largo de la realización del videojuego, según puedan quedar bien estos logros.</text:p>
      <text:p text:style-name="P6"/>
      <text:p text:style-name="P6">Estas serían nuestras funcionalidades red, aunque no es una de nuestras prioridades. Por tanto, si vemos que estas funcionalidades red nos van a llevar demasiado trabajo del previsto, o es algo fuera de nuestro alcance para las horas previstas y para el estilo de juego que tenemos, se irán descartando funcionalidades o cambiando por otras más sencillas.</text:p>
      <text:p text:style-name="P5"/>
      <text:p text:style-name="P5"/>
      <text:p text:style-name="P2">Diseño técnico de funcionamiento del motor de red</text:p>
      <text:p text:style-name="P2"/>
      <text:p text:style-name="P6">El diseño técnico pensado y planteado es muy simple, <text:span text:style-name="T2">y consiste en el envío de paquetes obj con la librería de programación cUrl, la cual nos gestionará todo el sistema de guardado y envío de estos paque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09:06:26.977000000</meta:creation-date>
    <dc:date>2016-12-23T14:44:01.035000000</dc:date>
    <meta:editing-duration>PT2M15S</meta:editing-duration>
    <meta:editing-cycles>2</meta:editing-cycles>
    <meta:generator>LibreOffice/5.2.3.3$Windows_x86 LibreOffice_project/d54a8868f08a7b39642414cf2c8ef2f228f780cf</meta:generator>
    <meta:document-statistic meta:table-count="0" meta:image-count="0" meta:object-count="0" meta:page-count="1" meta:paragraph-count="14" meta:word-count="424" meta:character-count="2525" meta:non-whitespace-character-count="2115"/>
  </office:meta>
</office:document-meta>
</file>